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" svg:font-family="BRUSH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="none"/>
      <style:paragraph-properties fo:margin-left="1.251cm" fo:margin-right="-1.199cm" fo:margin-top="0.101cm" fo:margin-bottom="0.101cm" style:contextual-spacing="false" fo:text-indent="0.4cm" style:auto-text-indent="false" fo:background-color="transparent"/>
      <style:text-properties style:font-name="Verdana" fo:font-size="16pt" officeooo:rsid="00139050" officeooo:paragraph-rsid="00139050" style:font-size-asian="16pt" style:font-size-complex="16pt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201cm" fo:margin-bottom="0.201cm" style:contextual-spacing="false" fo:line-height="200%" fo:text-align="center" style:justify-single-word="false" fo:text-indent="1.251cm" style:auto-text-indent="false" style:page-number="auto" fo:background-color="transparent"/>
      <style:text-properties officeooo:paragraph-rsid="00139050"/>
    </style:style>
    <style:style style:name="P3" style:family="paragraph" style:parent-style-name="Standard">
      <loext:graphic-properties draw:fill="none" draw:fill-gradient-name="gradient" draw:fill-hatch-name="hatch" draw:opacity="25%"/>
      <style:paragraph-properties fo:margin-left="0cm" fo:margin-right="0cm" fo:margin-top="0.201cm" fo:margin-bottom="0.201cm" style:contextual-spacing="false" fo:line-height="200%" fo:text-align="justify" style:justify-single-word="false" fo:text-indent="1.251cm" style:auto-text-indent="false" fo:background-color="transparent"/>
      <style:text-properties officeooo:paragraph-rsid="00139050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.25cm" style:contextual-spacing="false" fo:line-height="100%" fo:text-align="justify" style:justify-single-word="false" fo:text-indent="1.251cm" style:auto-text-indent="false" fo:background-color="transparent"/>
      <style:text-properties style:font-name="Brush Script MT" fo:font-size="14pt" fo:font-style="italic" officeooo:rsid="00139050" officeooo:paragraph-rsid="00139050" style:font-size-asian="14pt" style:font-style-asian="italic" style:font-size-complex="14pt" style:font-style-complex="italic"/>
    </style:style>
    <style:style style:name="T1" style:family="text">
      <style:text-properties style:font-name="sans-serif" fo:font-size="30pt"/>
    </style:style>
    <style:style style:name="T2" style:family="text">
      <style:text-properties fo:font-size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loext:padding="0.049cm" loext:border="0.06pt solid #000000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Verdana" fo:font-size="16pt" officeooo:rsid="00139050" style:font-size-asian="16pt" style:font-size-complex="16pt"/>
    </style:style>
    <style:style style:name="T10" style:family="text">
      <style:text-properties style:font-name="Verdana" fo:font-size="18pt" fo:font-weight="bold" officeooo:rsid="00139050" style:font-size-asian="18pt" style:font-weight-asian="bold" style:font-size-complex="18pt" style:font-weight-complex="bold"/>
    </style:style>
    <style:style style:name="T11" style:family="text">
      <style:text-properties style:font-name="Arial" fo:font-size="18pt" fo:font-weight="bold" officeooo:rsid="00139050" style:font-size-asian="18pt" style:font-weight-asian="bold" style:font-size-complex="18pt" style:font-weight-complex="bold"/>
    </style:style>
    <style:style style:name="T12" style:family="text">
      <style:text-properties style:font-name="Arial" fo:font-size="26pt" fo:font-weight="bold" officeooo:rsid="00139050" style:font-size-asian="26pt" style:font-weight-asian="bold" style:font-size-complex="26pt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16" style:family="text">
      <style:text-properties fo:color="#c9211e" loext:opacity="100%" style:font-name="Arial" fo:font-size="26pt" fo:font-weight="bold" officeooo:rsid="00139050" style:font-size-asian="26pt" style:font-weight-asian="bold" style:font-size-complex="26pt" style:font-weight-complex="bold"/>
    </style:style>
    <style:style style:name="T17" style:family="text">
      <style:text-properties fo:color="#c9211e" loext:opacity="100%" style:font-name="Arial" fo:font-size="26pt" fo:letter-spacing="0.071cm" fo:font-weight="bold" officeooo:rsid="00139050" style:font-size-asian="26pt" style:font-weight-asian="bold" style:font-size-complex="26pt" style:font-weight-complex="bold" style:text-rotation-angle="90" style:text-rotation-scale="line-height"/>
    </style:style>
    <style:style style:name="T18" style:family="text">
      <style:text-properties fo:color="#ffbf00" loext:opacity="100%"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19" style:family="text">
      <style:text-properties fo:color="#ff8000" loext:opacity="100%"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20" style:family="text">
      <style:text-properties fo:color="#000000" loext:opacity="100%"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21" style:family="text">
      <style:text-properties fo:background-color="#ffff00" loext:char-shading-value="0"/>
    </style:style>
    <style:style style:name="T22" style:family="text">
      <style:text-properties fo:background-color="#ffff00" loext:char-shading-value="0" loext:padding="0.049cm" loext:border="0.06pt solid #000000"/>
    </style:style>
    <style:style style:name="T23" style:family="text">
      <style:text-properties loext:padding="0.049cm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101R_mcid6"/><text:span text:style-name="T17">CONFIRA OS SINTOMAS DA DENGUE</text:span></text:p>
      <text:p text:style-name="P3"><text:bookmark text:name="page101R_mcid8"/><text:soft-page-break/><text:span text:style-name="T9"><text:line-break/> </text:span><text:span text:style-name="T14">O tempo médio do ciclo é de 5 a 6 dias, e o intervalo entre a picada e a manifestação da doença chama</text:span><text:bookmark text:name="page101R_mcid10"/><text:span text:style-name="T14">-</text:span><text:bookmark text:name="page101R_mcid11"/><text:span text:style-name="T14">se período de incubação. É só depois desse período que os sintomas aparecem. Geralmente os sintomas se manifestam a partir do 3</text:span><text:bookmark text:name="page101R_mcid14"/><text:span text:style-name="T14">°</text:span><text:bookmark text:name="page101R_mcid15"/><text:span text:style-name="T14"> dia depois da </text:span><text:span text:style-name="T20">picada do mosquitos</text:span><text:bookmark text:name="page101R_mcid16"/><text:span text:style-name="T20">.</text:span></text:p>
      <text:p text:style-name="P4"><text:span text:style-name="T23">Na </text:span><text:span text:style-name="T7">dengue hemorrágica</text:span><text:span text:style-name="T23">, o quadro clínico se agrava rapidamente, apresentando sinais de insuficiência circulatória e choque, podendo levar a pessoa à </text:span><text:span text:style-name="T22">morte em até 24 horas</text:span><text:span text:style-name="T23">. De acordo com estatísticas do Ministério da Saúde, cerca de 5% DAS PESSOAS COM DENGUE HEMORRÁGICA MORREM.</text:span><text:span text:style-name="T23"> </text:span><text:line-break/> <text:s text:c="2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" svg:font-family="BRUSH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35:17.954009949</meta:creation-date>
    <dc:date>2023-04-26T11:10:12.892883643</dc:date>
    <meta:editing-duration>PT34M57S</meta:editing-duration>
    <meta:editing-cycles>1</meta:editing-cycles>
    <meta:document-statistic meta:table-count="0" meta:image-count="0" meta:object-count="0" meta:page-count="2" meta:paragraph-count="3" meta:word-count="98" meta:character-count="577" meta:non-whitespace-character-count="475"/>
    <meta:generator>LibreOffice/7.4.5.1$Linux_X86_64 LibreOffice_project/40$Build-1</meta:generator>
  </office:meta>
</office:document-meta>
</file>